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8cm" svg:height="8.988cm" svg:x="17.032cm" svg:y="2.537cm">
            <draw:object draw:notify-on-update-of-ranges="Sheet1.E3:Sheet1.E75 Sheet1.G3:Sheet1.G7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normal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0.18" calcext:value-type="float">
            <text:p>0.18</text:p>
          </table:table-cell>
          <table:table-cell table:formula="of:=[.B3]/5*1023" office:value-type="float" office:value="36.828" calcext:value-type="float">
            <text:p>36.828</text:p>
          </table:table-cell>
          <table:table-cell table:formula="of:=[.E3]/1023*5" office:value-type="float" office:value="0.166177908113392" calcext:value-type="float">
            <text:p>0.1661779081</text:p>
          </table:table-cell>
          <table:table-cell office:value-type="float" office:value="34" calcext:value-type="float">
            <text:p>34</text:p>
          </table:table-cell>
          <table:table-cell table:formula="of:=[.B3]-[.D3]" office:value-type="float" office:value="0.013822091886608" calcext:value-type="float">
            <text:p>0.0138220919</text:p>
          </table:table-cell>
          <table:table-cell table:formula="of:=[.C3]-[.E3]" office:value-type="float" office:value="2.828" calcext:value-type="float">
            <text:p>2.828</text:p>
          </table:table-cell>
          <table:table-cell/>
          <table:table-cell office:value-type="float" office:value="1.686" calcext:value-type="float">
            <text:p>1.686</text:p>
          </table:table-cell>
          <table:table-cell table:number-columns-repeated="5"/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0.207" calcext:value-type="float">
            <text:p>0.207</text:p>
          </table:table-cell>
          <table:table-cell table:formula="of:=[.B4]/5*1023" office:value-type="float" office:value="42.3522" calcext:value-type="float">
            <text:p>42.3522</text:p>
          </table:table-cell>
          <table:table-cell table:formula="of:=[.E4]/1023*5" office:value-type="float" office:value="0.195503421309873" calcext:value-type="float">
            <text:p>0.1955034213</text:p>
          </table:table-cell>
          <table:table-cell office:value-type="float" office:value="40" calcext:value-type="float">
            <text:p>40</text:p>
          </table:table-cell>
          <table:table-cell table:formula="of:=[.B4]-[.D4]" office:value-type="float" office:value="0.0114965786901271" calcext:value-type="float">
            <text:p>0.0114965787</text:p>
          </table:table-cell>
          <table:table-cell table:formula="of:=[.C4]-[.E4]" office:value-type="float" office:value="2.3522" calcext:value-type="float">
            <text:p>2.3522</text:p>
          </table:table-cell>
          <table:table-cell table:number-columns-repeated="7"/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0.26" calcext:value-type="float">
            <text:p>0.26</text:p>
          </table:table-cell>
          <table:table-cell table:formula="of:=[.B5]/5*1023" office:value-type="float" office:value="53.196" calcext:value-type="float">
            <text:p>53.196</text:p>
          </table:table-cell>
          <table:table-cell table:formula="of:=[.E5]/1023*5" office:value-type="float" office:value="0.249266862170088" calcext:value-type="float">
            <text:p>0.2492668622</text:p>
          </table:table-cell>
          <table:table-cell office:value-type="float" office:value="51" calcext:value-type="float">
            <text:p>51</text:p>
          </table:table-cell>
          <table:table-cell table:formula="of:=[.B5]-[.D5]" office:value-type="float" office:value="0.010733137829912" calcext:value-type="float">
            <text:p>0.0107331378</text:p>
          </table:table-cell>
          <table:table-cell table:formula="of:=[.C5]-[.E5]" office:value-type="float" office:value="2.196" calcext:value-type="float">
            <text:p>2.196</text:p>
          </table:table-cell>
          <table:table-cell table:number-columns-repeated="7"/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0.315" calcext:value-type="float">
            <text:p>0.315</text:p>
          </table:table-cell>
          <table:table-cell table:formula="of:=[.B6]/5*1023" office:value-type="float" office:value="64.449" calcext:value-type="float">
            <text:p>64.449</text:p>
          </table:table-cell>
          <table:table-cell table:formula="of:=[.E6]/1023*5" office:value-type="float" office:value="0.303030303030303" calcext:value-type="float">
            <text:p>0.303030303</text:p>
          </table:table-cell>
          <table:table-cell office:value-type="float" office:value="62" calcext:value-type="float">
            <text:p>62</text:p>
          </table:table-cell>
          <table:table-cell table:formula="of:=[.B6]-[.D6]" office:value-type="float" office:value="0.011969696969697" calcext:value-type="float">
            <text:p>0.011969697</text:p>
          </table:table-cell>
          <table:table-cell table:formula="of:=[.C6]-[.E6]" office:value-type="float" office:value="2.449" calcext:value-type="float">
            <text:p>2.449</text:p>
          </table:table-cell>
          <table:table-cell table:number-columns-repeated="7"/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0.366" calcext:value-type="float">
            <text:p>0.366</text:p>
          </table:table-cell>
          <table:table-cell table:formula="of:=[.B7]/5*1023" office:value-type="float" office:value="74.8836" calcext:value-type="float">
            <text:p>74.8836</text:p>
          </table:table-cell>
          <table:table-cell table:formula="of:=[.E7]/1023*5" office:value-type="float" office:value="0.356793743890518" calcext:value-type="float">
            <text:p>0.3567937439</text:p>
          </table:table-cell>
          <table:table-cell office:value-type="float" office:value="73" calcext:value-type="float">
            <text:p>73</text:p>
          </table:table-cell>
          <table:table-cell table:formula="of:=[.B7]-[.D7]" office:value-type="float" office:value="0.00920625610948189" calcext:value-type="float">
            <text:p>0.0092062561</text:p>
          </table:table-cell>
          <table:table-cell table:formula="of:=[.C7]-[.E7]" office:value-type="float" office:value="1.8836" calcext:value-type="float">
            <text:p>1.8836</text:p>
          </table:table-cell>
          <table:table-cell table:number-columns-repeated="7"/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0.422" calcext:value-type="float">
            <text:p>0.422</text:p>
          </table:table-cell>
          <table:table-cell table:formula="of:=[.B8]/5*1023" office:value-type="float" office:value="86.3412" calcext:value-type="float">
            <text:p>86.3412</text:p>
          </table:table-cell>
          <table:table-cell table:formula="of:=[.E8]/1023*5" office:value-type="float" office:value="0.405669599217986" calcext:value-type="float">
            <text:p>0.4056695992</text:p>
          </table:table-cell>
          <table:table-cell office:value-type="float" office:value="83" calcext:value-type="float">
            <text:p>83</text:p>
          </table:table-cell>
          <table:table-cell table:formula="of:=[.B8]-[.D8]" office:value-type="float" office:value="0.0163304007820137" calcext:value-type="float">
            <text:p>0.0163304008</text:p>
          </table:table-cell>
          <table:table-cell table:formula="of:=[.C8]-[.E8]" office:value-type="float" office:value="3.3412" calcext:value-type="float">
            <text:p>3.3412</text:p>
          </table:table-cell>
          <table:table-cell table:number-columns-repeated="7"/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0.475" calcext:value-type="float">
            <text:p>0.475</text:p>
          </table:table-cell>
          <table:table-cell table:formula="of:=[.B9]/5*1023" office:value-type="float" office:value="97.185" calcext:value-type="float">
            <text:p>97.185</text:p>
          </table:table-cell>
          <table:table-cell table:formula="of:=[.E9]/1023*5" office:value-type="float" office:value="0.464320625610948" calcext:value-type="float">
            <text:p>0.4643206256</text:p>
          </table:table-cell>
          <table:table-cell office:value-type="float" office:value="95" calcext:value-type="float">
            <text:p>95</text:p>
          </table:table-cell>
          <table:table-cell table:formula="of:=[.B9]-[.D9]" office:value-type="float" office:value="0.0106793743890518" calcext:value-type="float">
            <text:p>0.0106793744</text:p>
          </table:table-cell>
          <table:table-cell table:formula="of:=[.C9]-[.E9]" office:value-type="float" office:value="2.185" calcext:value-type="float">
            <text:p>2.185</text:p>
          </table:table-cell>
          <table:table-cell table:number-columns-repeated="7"/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0.532" calcext:value-type="float">
            <text:p>0.532</text:p>
          </table:table-cell>
          <table:table-cell table:formula="of:=[.B10]/5*1023" office:value-type="float" office:value="108.8472" calcext:value-type="float">
            <text:p>108.8472</text:p>
          </table:table-cell>
          <table:table-cell table:formula="of:=[.E10]/1023*5" office:value-type="float" office:value="0.518084066471163" calcext:value-type="float">
            <text:p>0.5180840665</text:p>
          </table:table-cell>
          <table:table-cell office:value-type="float" office:value="106" calcext:value-type="float">
            <text:p>106</text:p>
          </table:table-cell>
          <table:table-cell table:formula="of:=[.B10]-[.D10]" office:value-type="float" office:value="0.0139159335288368" calcext:value-type="float">
            <text:p>0.0139159335</text:p>
          </table:table-cell>
          <table:table-cell table:formula="of:=[.C10]-[.E10]" office:value-type="float" office:value="2.84720000000002" calcext:value-type="float">
            <text:p>2.8472</text:p>
          </table:table-cell>
          <table:table-cell table:number-columns-repeated="7"/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0.58" calcext:value-type="float">
            <text:p>0.58</text:p>
          </table:table-cell>
          <table:table-cell table:formula="of:=[.B11]/5*1023" office:value-type="float" office:value="118.668" calcext:value-type="float">
            <text:p>118.668</text:p>
          </table:table-cell>
          <table:table-cell table:formula="of:=[.E11]/1023*5" office:value-type="float" office:value="0.566959921798631" calcext:value-type="float">
            <text:p>0.5669599218</text:p>
          </table:table-cell>
          <table:table-cell office:value-type="float" office:value="116" calcext:value-type="float">
            <text:p>116</text:p>
          </table:table-cell>
          <table:table-cell table:formula="of:=[.B11]-[.D11]" office:value-type="float" office:value="0.0130400782013685" calcext:value-type="float">
            <text:p>0.0130400782</text:p>
          </table:table-cell>
          <table:table-cell table:formula="of:=[.C11]-[.E11]" office:value-type="float" office:value="2.66799999999999" calcext:value-type="float">
            <text:p>2.668</text:p>
          </table:table-cell>
          <table:table-cell table:number-columns-repeated="7"/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0.616" calcext:value-type="float">
            <text:p>0.616</text:p>
          </table:table-cell>
          <table:table-cell table:formula="of:=[.B12]/5*1023" office:value-type="float" office:value="126.0336" calcext:value-type="float">
            <text:p>126.0336</text:p>
          </table:table-cell>
          <table:table-cell table:formula="of:=[.E12]/1023*5" office:value-type="float" office:value="0.601173020527859" calcext:value-type="float">
            <text:p>0.6011730205</text:p>
          </table:table-cell>
          <table:table-cell office:value-type="float" office:value="123" calcext:value-type="float">
            <text:p>123</text:p>
          </table:table-cell>
          <table:table-cell table:formula="of:=[.B12]-[.D12]" office:value-type="float" office:value="0.0148269794721407" calcext:value-type="float">
            <text:p>0.0148269795</text:p>
          </table:table-cell>
          <table:table-cell table:formula="of:=[.C12]-[.E12]" office:value-type="float" office:value="3.03360000000001" calcext:value-type="float">
            <text:p>3.0336</text:p>
          </table:table-cell>
          <table:table-cell table:number-columns-repeated="7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0.671" calcext:value-type="float">
            <text:p>0.671</text:p>
          </table:table-cell>
          <table:table-cell table:formula="of:=[.B13]/5*1023" office:value-type="float" office:value="137.2866" calcext:value-type="float">
            <text:p>137.2866</text:p>
          </table:table-cell>
          <table:table-cell table:formula="of:=[.E13]/1023*5" office:value-type="float" office:value="0.654936461388074" calcext:value-type="float">
            <text:p>0.6549364614</text:p>
          </table:table-cell>
          <table:table-cell office:value-type="float" office:value="134" calcext:value-type="float">
            <text:p>134</text:p>
          </table:table-cell>
          <table:table-cell table:formula="of:=[.B13]-[.D13]" office:value-type="float" office:value="0.0160635386119258" calcext:value-type="float">
            <text:p>0.0160635386</text:p>
          </table:table-cell>
          <table:table-cell table:formula="of:=[.C13]-[.E13]" office:value-type="float" office:value="3.28660000000002" calcext:value-type="float">
            <text:p>3.2866</text:p>
          </table:table-cell>
          <table:table-cell table:number-columns-repeated="7"/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0.724" calcext:value-type="float">
            <text:p>0.724</text:p>
          </table:table-cell>
          <table:table-cell table:formula="of:=[.B14]/5*1023" office:value-type="float" office:value="148.1304" calcext:value-type="float">
            <text:p>148.1304</text:p>
          </table:table-cell>
          <table:table-cell table:formula="of:=[.E14]/1023*5" office:value-type="float" office:value="0.708699902248289" calcext:value-type="float">
            <text:p>0.7086999022</text:p>
          </table:table-cell>
          <table:table-cell office:value-type="float" office:value="145" calcext:value-type="float">
            <text:p>145</text:p>
          </table:table-cell>
          <table:table-cell table:formula="of:=[.B14]-[.D14]" office:value-type="float" office:value="0.0153000977517106" calcext:value-type="float">
            <text:p>0.0153000978</text:p>
          </table:table-cell>
          <table:table-cell table:formula="of:=[.C14]-[.E14]" office:value-type="float" office:value="3.13039999999998" calcext:value-type="float">
            <text:p>3.1304</text:p>
          </table:table-cell>
          <table:table-cell table:number-columns-repeated="7"/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0.78" calcext:value-type="float">
            <text:p>0.78</text:p>
          </table:table-cell>
          <table:table-cell table:formula="of:=[.B15]/5*1023" office:value-type="float" office:value="159.588" calcext:value-type="float">
            <text:p>159.588</text:p>
          </table:table-cell>
          <table:table-cell table:formula="of:=[.E15]/1023*5" office:value-type="float" office:value="0.762463343108504" calcext:value-type="float">
            <text:p>0.7624633431</text:p>
          </table:table-cell>
          <table:table-cell office:value-type="float" office:value="156" calcext:value-type="float">
            <text:p>156</text:p>
          </table:table-cell>
          <table:table-cell table:formula="of:=[.B15]-[.D15]" office:value-type="float" office:value="0.0175366568914956" calcext:value-type="float">
            <text:p>0.0175366569</text:p>
          </table:table-cell>
          <table:table-cell table:formula="of:=[.C15]-[.E15]" office:value-type="float" office:value="3.58799999999999" calcext:value-type="float">
            <text:p>3.588</text:p>
          </table:table-cell>
          <table:table-cell table:number-columns-repeated="7"/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0.831" calcext:value-type="float">
            <text:p>0.831</text:p>
          </table:table-cell>
          <table:table-cell table:formula="of:=[.B16]/5*1023" office:value-type="float" office:value="170.0226" calcext:value-type="float">
            <text:p>170.0226</text:p>
          </table:table-cell>
          <table:table-cell table:formula="of:=[.E16]/1023*5" office:value-type="float" office:value="0.816226783968719" calcext:value-type="float">
            <text:p>0.816226784</text:p>
          </table:table-cell>
          <table:table-cell office:value-type="float" office:value="167" calcext:value-type="float">
            <text:p>167</text:p>
          </table:table-cell>
          <table:table-cell table:formula="of:=[.B16]-[.D16]" office:value-type="float" office:value="0.0147732160312807" calcext:value-type="float">
            <text:p>0.014773216</text:p>
          </table:table-cell>
          <table:table-cell table:formula="of:=[.C16]-[.E16]" office:value-type="float" office:value="3.02260000000001" calcext:value-type="float">
            <text:p>3.0226</text:p>
          </table:table-cell>
          <table:table-cell table:number-columns-repeated="7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0.885" calcext:value-type="float">
            <text:p>0.885</text:p>
          </table:table-cell>
          <table:table-cell table:formula="of:=[.B17]/5*1023" office:value-type="float" office:value="181.071" calcext:value-type="float">
            <text:p>181.071</text:p>
          </table:table-cell>
          <table:table-cell table:formula="of:=[.E17]/1023*5" office:value-type="float" office:value="0.869990224828935" calcext:value-type="float">
            <text:p>0.8699902248</text:p>
          </table:table-cell>
          <table:table-cell office:value-type="float" office:value="178" calcext:value-type="float">
            <text:p>178</text:p>
          </table:table-cell>
          <table:table-cell table:formula="of:=[.B17]-[.D17]" office:value-type="float" office:value="0.0150097751710654" calcext:value-type="float">
            <text:p>0.0150097752</text:p>
          </table:table-cell>
          <table:table-cell table:formula="of:=[.C17]-[.E17]" office:value-type="float" office:value="3.071" calcext:value-type="float">
            <text:p>3.071</text:p>
          </table:table-cell>
          <table:table-cell table:number-columns-repeated="7"/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0.939" calcext:value-type="float">
            <text:p>0.939</text:p>
          </table:table-cell>
          <table:table-cell table:formula="of:=[.B18]/5*1023" office:value-type="float" office:value="192.1194" calcext:value-type="float">
            <text:p>192.1194</text:p>
          </table:table-cell>
          <table:table-cell table:formula="of:=[.E18]/1023*5" office:value-type="float" office:value="0.92375366568915" calcext:value-type="float">
            <text:p>0.9237536657</text:p>
          </table:table-cell>
          <table:table-cell office:value-type="float" office:value="189" calcext:value-type="float">
            <text:p>189</text:p>
          </table:table-cell>
          <table:table-cell table:formula="of:=[.B18]-[.D18]" office:value-type="float" office:value="0.0152463343108504" calcext:value-type="float">
            <text:p>0.0152463343</text:p>
          </table:table-cell>
          <table:table-cell table:formula="of:=[.C18]-[.E18]" office:value-type="float" office:value="3.11940000000001" calcext:value-type="float">
            <text:p>3.1194</text:p>
          </table:table-cell>
          <table:table-cell table:number-columns-repeated="7"/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0.993" calcext:value-type="float">
            <text:p>0.993</text:p>
          </table:table-cell>
          <table:table-cell table:formula="of:=[.B19]/5*1023" office:value-type="float" office:value="203.1678" calcext:value-type="float">
            <text:p>203.1678</text:p>
          </table:table-cell>
          <table:table-cell table:formula="of:=[.E19]/1023*5" office:value-type="float" office:value="0.977517106549365" calcext:value-type="float">
            <text:p>0.9775171065</text:p>
          </table:table-cell>
          <table:table-cell office:value-type="float" office:value="200" calcext:value-type="float">
            <text:p>200</text:p>
          </table:table-cell>
          <table:table-cell table:formula="of:=[.B19]-[.D19]" office:value-type="float" office:value="0.0154828934506354" calcext:value-type="float">
            <text:p>0.0154828935</text:p>
          </table:table-cell>
          <table:table-cell table:formula="of:=[.C19]-[.E19]" office:value-type="float" office:value="3.1678" calcext:value-type="float">
            <text:p>3.1678</text:p>
          </table:table-cell>
          <table:table-cell table:number-columns-repeated="7"/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1.031" calcext:value-type="float">
            <text:p>1.031</text:p>
          </table:table-cell>
          <table:table-cell table:formula="of:=[.B20]/5*1023" office:value-type="float" office:value="210.9426" calcext:value-type="float">
            <text:p>210.9426</text:p>
          </table:table-cell>
          <table:table-cell table:formula="of:=[.E20]/1023*5" office:value-type="float" office:value="1.01173020527859" calcext:value-type="float">
            <text:p>1.0117302053</text:p>
          </table:table-cell>
          <table:table-cell office:value-type="float" office:value="207" calcext:value-type="float">
            <text:p>207</text:p>
          </table:table-cell>
          <table:table-cell table:formula="of:=[.B20]-[.D20]" office:value-type="float" office:value="0.0192697947214076" calcext:value-type="float">
            <text:p>0.0192697947</text:p>
          </table:table-cell>
          <table:table-cell table:formula="of:=[.C20]-[.E20]" office:value-type="float" office:value="3.9426" calcext:value-type="float">
            <text:p>3.9426</text:p>
          </table:table-cell>
          <table:table-cell table:number-columns-repeated="7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.08" calcext:value-type="float">
            <text:p>1.08</text:p>
          </table:table-cell>
          <table:table-cell table:formula="of:=[.B21]/5*1023" office:value-type="float" office:value="220.968" calcext:value-type="float">
            <text:p>220.968</text:p>
          </table:table-cell>
          <table:table-cell table:formula="of:=[.E21]/1023*5" office:value-type="float" office:value="1.06549364613881" calcext:value-type="float">
            <text:p>1.0654936461</text:p>
          </table:table-cell>
          <table:table-cell office:value-type="float" office:value="218" calcext:value-type="float">
            <text:p>218</text:p>
          </table:table-cell>
          <table:table-cell table:formula="of:=[.B21]-[.D21]" office:value-type="float" office:value="0.0145063538611927" calcext:value-type="float">
            <text:p>0.0145063539</text:p>
          </table:table-cell>
          <table:table-cell table:formula="of:=[.C21]-[.E21]" office:value-type="float" office:value="2.96800000000002" calcext:value-type="float">
            <text:p>2.968</text:p>
          </table:table-cell>
          <table:table-cell table:number-columns-repeated="7"/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1.136" calcext:value-type="float">
            <text:p>1.136</text:p>
          </table:table-cell>
          <table:table-cell table:formula="of:=[.B22]/5*1023" office:value-type="float" office:value="232.4256" calcext:value-type="float">
            <text:p>232.4256</text:p>
          </table:table-cell>
          <table:table-cell table:formula="of:=[.E22]/1023*5" office:value-type="float" office:value="1.11925708699902" calcext:value-type="float">
            <text:p>1.119257087</text:p>
          </table:table-cell>
          <table:table-cell office:value-type="float" office:value="229" calcext:value-type="float">
            <text:p>229</text:p>
          </table:table-cell>
          <table:table-cell table:formula="of:=[.B22]-[.D22]" office:value-type="float" office:value="0.0167429130009777" calcext:value-type="float">
            <text:p>0.016742913</text:p>
          </table:table-cell>
          <table:table-cell table:formula="of:=[.C22]-[.E22]" office:value-type="float" office:value="3.4256" calcext:value-type="float">
            <text:p>3.4256</text:p>
          </table:table-cell>
          <table:table-cell table:number-columns-repeated="7"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.19" calcext:value-type="float">
            <text:p>1.19</text:p>
          </table:table-cell>
          <table:table-cell table:formula="of:=[.B23]/5*1023" office:value-type="float" office:value="243.474" calcext:value-type="float">
            <text:p>243.474</text:p>
          </table:table-cell>
          <table:table-cell table:formula="of:=[.E23]/1023*5" office:value-type="float" office:value="1.17302052785924" calcext:value-type="float">
            <text:p>1.1730205279</text:p>
          </table:table-cell>
          <table:table-cell office:value-type="float" office:value="240" calcext:value-type="float">
            <text:p>240</text:p>
          </table:table-cell>
          <table:table-cell table:formula="of:=[.B23]-[.D23]" office:value-type="float" office:value="0.0169794721407623" calcext:value-type="float">
            <text:p>0.0169794721</text:p>
          </table:table-cell>
          <table:table-cell table:formula="of:=[.C23]-[.E23]" office:value-type="float" office:value="3.47399999999999" calcext:value-type="float">
            <text:p>3.474</text:p>
          </table:table-cell>
          <table:table-cell table:number-columns-repeated="7"/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.244" calcext:value-type="float">
            <text:p>1.244</text:p>
          </table:table-cell>
          <table:table-cell table:formula="of:=[.B24]/5*1023" office:value-type="float" office:value="254.5224" calcext:value-type="float">
            <text:p>254.5224</text:p>
          </table:table-cell>
          <table:table-cell table:formula="of:=[.E24]/1023*5" office:value-type="float" office:value="1.22678396871945" calcext:value-type="float">
            <text:p>1.2267839687</text:p>
          </table:table-cell>
          <table:table-cell office:value-type="float" office:value="251" calcext:value-type="float">
            <text:p>251</text:p>
          </table:table-cell>
          <table:table-cell table:formula="of:=[.B24]-[.D24]" office:value-type="float" office:value="0.0172160312805474" calcext:value-type="float">
            <text:p>0.0172160313</text:p>
          </table:table-cell>
          <table:table-cell table:formula="of:=[.C24]-[.E24]" office:value-type="float" office:value="3.5224" calcext:value-type="float">
            <text:p>3.5224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.295" calcext:value-type="float">
            <text:p>1.295</text:p>
          </table:table-cell>
          <table:table-cell table:formula="of:=[.B25]/5*1023" office:value-type="float" office:value="264.957" calcext:value-type="float">
            <text:p>264.957</text:p>
          </table:table-cell>
          <table:table-cell table:formula="of:=[.E25]/1023*5" office:value-type="float" office:value="1.27565982404692" calcext:value-type="float">
            <text:p>1.275659824</text:p>
          </table:table-cell>
          <table:table-cell office:value-type="float" office:value="261" calcext:value-type="float">
            <text:p>261</text:p>
          </table:table-cell>
          <table:table-cell table:formula="of:=[.B25]-[.D25]" office:value-type="float" office:value="0.0193401759530791" calcext:value-type="float">
            <text:p>0.019340176</text:p>
          </table:table-cell>
          <table:table-cell table:formula="of:=[.C25]-[.E25]" office:value-type="float" office:value="3.95699999999999" calcext:value-type="float">
            <text:p>3.957</text:p>
          </table:table-cell>
          <table:table-cell table:number-columns-repeated="7"/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.349" calcext:value-type="float">
            <text:p>1.349</text:p>
          </table:table-cell>
          <table:table-cell table:formula="of:=[.B26]/5*1023" office:value-type="float" office:value="276.0054" calcext:value-type="float">
            <text:p>276.0054</text:p>
          </table:table-cell>
          <table:table-cell table:formula="of:=[.E26]/1023*5" office:value-type="float" office:value="1.32942326490714" calcext:value-type="float">
            <text:p>1.3294232649</text:p>
          </table:table-cell>
          <table:table-cell office:value-type="float" office:value="272" calcext:value-type="float">
            <text:p>272</text:p>
          </table:table-cell>
          <table:table-cell table:formula="of:=[.B26]-[.D26]" office:value-type="float" office:value="0.0195767350928642" calcext:value-type="float">
            <text:p>0.0195767351</text:p>
          </table:table-cell>
          <table:table-cell table:formula="of:=[.C26]-[.E26]" office:value-type="float" office:value="4.00540000000001" calcext:value-type="float">
            <text:p>4.0054</text:p>
          </table:table-cell>
          <table:table-cell table:number-columns-repeated="7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.403" calcext:value-type="float">
            <text:p>1.403</text:p>
          </table:table-cell>
          <table:table-cell table:formula="of:=[.B27]/5*1023" office:value-type="float" office:value="287.0538" calcext:value-type="float">
            <text:p>287.0538</text:p>
          </table:table-cell>
          <table:table-cell table:formula="of:=[.E27]/1023*5" office:value-type="float" office:value="1.3880742913001" calcext:value-type="float">
            <text:p>1.3880742913</text:p>
          </table:table-cell>
          <table:table-cell office:value-type="float" office:value="284" calcext:value-type="float">
            <text:p>284</text:p>
          </table:table-cell>
          <table:table-cell table:formula="of:=[.B27]-[.D27]" office:value-type="float" office:value="0.0149257086999024" calcext:value-type="float">
            <text:p>0.0149257087</text:p>
          </table:table-cell>
          <table:table-cell table:formula="of:=[.C27]-[.E27]" office:value-type="float" office:value="3.05380000000002" calcext:value-type="float">
            <text:p>3.0538</text:p>
          </table:table-cell>
          <table:table-cell table:number-columns-repeated="7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1.44" calcext:value-type="float">
            <text:p>1.44</text:p>
          </table:table-cell>
          <table:table-cell table:formula="of:=[.B28]/5*1023" office:value-type="float" office:value="294.624" calcext:value-type="float">
            <text:p>294.624</text:p>
          </table:table-cell>
          <table:table-cell table:formula="of:=[.E28]/1023*5" office:value-type="float" office:value="1.42228739002933" calcext:value-type="float">
            <text:p>1.42228739</text:p>
          </table:table-cell>
          <table:table-cell office:value-type="float" office:value="291" calcext:value-type="float">
            <text:p>291</text:p>
          </table:table-cell>
          <table:table-cell table:formula="of:=[.B28]-[.D28]" office:value-type="float" office:value="0.0177126099706744" calcext:value-type="float">
            <text:p>0.01771261</text:p>
          </table:table-cell>
          <table:table-cell table:formula="of:=[.C28]-[.E28]" office:value-type="float" office:value="3.62399999999997" calcext:value-type="float">
            <text:p>3.624</text:p>
          </table:table-cell>
          <table:table-cell table:number-columns-repeated="7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.491" calcext:value-type="float">
            <text:p>1.491</text:p>
          </table:table-cell>
          <table:table-cell table:formula="of:=[.B29]/5*1023" office:value-type="float" office:value="305.0586" calcext:value-type="float">
            <text:p>305.0586</text:p>
          </table:table-cell>
          <table:table-cell table:formula="of:=[.E29]/1023*5" office:value-type="float" office:value="1.47116324535679" calcext:value-type="float">
            <text:p>1.4711632454</text:p>
          </table:table-cell>
          <table:table-cell office:value-type="float" office:value="301" calcext:value-type="float">
            <text:p>301</text:p>
          </table:table-cell>
          <table:table-cell table:formula="of:=[.B29]-[.D29]" office:value-type="float" office:value="0.0198367546432063" calcext:value-type="float">
            <text:p>0.0198367546</text:p>
          </table:table-cell>
          <table:table-cell table:formula="of:=[.C29]-[.E29]" office:value-type="float" office:value="4.05860000000001" calcext:value-type="float">
            <text:p>4.0586</text:p>
          </table:table-cell>
          <table:table-cell table:number-columns-repeated="7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.545" calcext:value-type="float">
            <text:p>1.545</text:p>
          </table:table-cell>
          <table:table-cell table:formula="of:=[.B30]/5*1023" office:value-type="float" office:value="316.107" calcext:value-type="float">
            <text:p>316.107</text:p>
          </table:table-cell>
          <table:table-cell table:formula="of:=[.E30]/1023*5" office:value-type="float" office:value="1.52981427174976" calcext:value-type="float">
            <text:p>1.5298142717</text:p>
          </table:table-cell>
          <table:table-cell office:value-type="float" office:value="313" calcext:value-type="float">
            <text:p>313</text:p>
          </table:table-cell>
          <table:table-cell table:formula="of:=[.B30]-[.D30]" office:value-type="float" office:value="0.0151857282502443" calcext:value-type="float">
            <text:p>0.0151857283</text:p>
          </table:table-cell>
          <table:table-cell table:formula="of:=[.C30]-[.E30]" office:value-type="float" office:value="3.10699999999997" calcext:value-type="float">
            <text:p>3.107</text:p>
          </table:table-cell>
          <table:table-cell table:number-columns-repeated="7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1.6" calcext:value-type="float">
            <text:p>1.6</text:p>
          </table:table-cell>
          <table:table-cell table:formula="of:=[.B31]/5*1023" office:value-type="float" office:value="327.36" calcext:value-type="float">
            <text:p>327.36</text:p>
          </table:table-cell>
          <table:table-cell table:formula="of:=[.E31]/1023*5" office:value-type="float" office:value="1.58357771260997" calcext:value-type="float">
            <text:p>1.5835777126</text:p>
          </table:table-cell>
          <table:table-cell office:value-type="float" office:value="324" calcext:value-type="float">
            <text:p>324</text:p>
          </table:table-cell>
          <table:table-cell table:formula="of:=[.B31]-[.D31]" office:value-type="float" office:value="0.0164222873900295" calcext:value-type="float">
            <text:p>0.0164222874</text:p>
          </table:table-cell>
          <table:table-cell table:formula="of:=[.C31]-[.E31]" office:value-type="float" office:value="3.36000000000001" calcext:value-type="float">
            <text:p>3.36</text:p>
          </table:table-cell>
          <table:table-cell table:number-columns-repeated="7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1.654" calcext:value-type="float">
            <text:p>1.654</text:p>
          </table:table-cell>
          <table:table-cell table:formula="of:=[.B32]/5*1023" office:value-type="float" office:value="338.4084" calcext:value-type="float">
            <text:p>338.4084</text:p>
          </table:table-cell>
          <table:table-cell table:formula="of:=[.E32]/1023*5" office:value-type="float" office:value="1.63734115347019" calcext:value-type="float">
            <text:p>1.6373411535</text:p>
          </table:table-cell>
          <table:table-cell office:value-type="float" office:value="335" calcext:value-type="float">
            <text:p>335</text:p>
          </table:table-cell>
          <table:table-cell table:formula="of:=[.B32]-[.D32]" office:value-type="float" office:value="0.0166588465298143" calcext:value-type="float">
            <text:p>0.0166588465</text:p>
          </table:table-cell>
          <table:table-cell table:formula="of:=[.C32]-[.E32]" office:value-type="float" office:value="3.40839999999997" calcext:value-type="float">
            <text:p>3.4084</text:p>
          </table:table-cell>
          <table:table-cell table:number-columns-repeated="7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.704" calcext:value-type="float">
            <text:p>1.704</text:p>
          </table:table-cell>
          <table:table-cell table:formula="of:=[.B33]/5*1023" office:value-type="float" office:value="348.6384" calcext:value-type="float">
            <text:p>348.6384</text:p>
          </table:table-cell>
          <table:table-cell table:formula="of:=[.E33]/1023*5" office:value-type="float" office:value="1.68621700879765" calcext:value-type="float">
            <text:p>1.6862170088</text:p>
          </table:table-cell>
          <table:table-cell office:value-type="float" office:value="345" calcext:value-type="float">
            <text:p>345</text:p>
          </table:table-cell>
          <table:table-cell table:formula="of:=[.B33]-[.D33]" office:value-type="float" office:value="0.0177829912023462" calcext:value-type="float">
            <text:p>0.0177829912</text:p>
          </table:table-cell>
          <table:table-cell table:formula="of:=[.C33]-[.E33]" office:value-type="float" office:value="3.63839999999999" calcext:value-type="float">
            <text:p>3.6384</text:p>
          </table:table-cell>
          <table:table-cell table:number-columns-repeated="7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.759" calcext:value-type="float">
            <text:p>1.759</text:p>
          </table:table-cell>
          <table:table-cell table:formula="of:=[.B34]/5*1023" office:value-type="float" office:value="359.8914" calcext:value-type="float">
            <text:p>359.8914</text:p>
          </table:table-cell>
          <table:table-cell table:formula="of:=[.E34]/1023*5" office:value-type="float" office:value="1.74486803519062" calcext:value-type="float">
            <text:p>1.7448680352</text:p>
          </table:table-cell>
          <table:table-cell office:value-type="float" office:value="357" calcext:value-type="float">
            <text:p>357</text:p>
          </table:table-cell>
          <table:table-cell table:formula="of:=[.B34]-[.D34]" office:value-type="float" office:value="0.0141319648093838" calcext:value-type="float">
            <text:p>0.0141319648</text:p>
          </table:table-cell>
          <table:table-cell table:formula="of:=[.C34]-[.E34]" office:value-type="float" office:value="2.89139999999998" calcext:value-type="float">
            <text:p>2.8914</text:p>
          </table:table-cell>
          <table:table-cell table:number-columns-repeated="7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.813" calcext:value-type="float">
            <text:p>1.813</text:p>
          </table:table-cell>
          <table:table-cell table:formula="of:=[.B35]/5*1023" office:value-type="float" office:value="370.9398" calcext:value-type="float">
            <text:p>370.9398</text:p>
          </table:table-cell>
          <table:table-cell table:formula="of:=[.E35]/1023*5" office:value-type="float" office:value="1.79374389051808" calcext:value-type="float">
            <text:p>1.7937438905</text:p>
          </table:table-cell>
          <table:table-cell office:value-type="float" office:value="367" calcext:value-type="float">
            <text:p>367</text:p>
          </table:table-cell>
          <table:table-cell table:formula="of:=[.B35]-[.D35]" office:value-type="float" office:value="0.0192561094819159" calcext:value-type="float">
            <text:p>0.0192561095</text:p>
          </table:table-cell>
          <table:table-cell table:formula="of:=[.C35]-[.E35]" office:value-type="float" office:value="3.93980000000005" calcext:value-type="float">
            <text:p>3.9398</text:p>
          </table:table-cell>
          <table:table-cell table:number-columns-repeated="7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868" calcext:value-type="float">
            <text:p>1.868</text:p>
          </table:table-cell>
          <table:table-cell table:formula="of:=[.B36]/5*1023" office:value-type="float" office:value="382.1928" calcext:value-type="float">
            <text:p>382.1928</text:p>
          </table:table-cell>
          <table:table-cell table:formula="of:=[.E36]/1023*5" office:value-type="float" office:value="1.85239491691105" calcext:value-type="float">
            <text:p>1.8523949169</text:p>
          </table:table-cell>
          <table:table-cell office:value-type="float" office:value="379" calcext:value-type="float">
            <text:p>379</text:p>
          </table:table-cell>
          <table:table-cell table:formula="of:=[.B36]-[.D36]" office:value-type="float" office:value="0.0156050830889538" calcext:value-type="float">
            <text:p>0.0156050831</text:p>
          </table:table-cell>
          <table:table-cell table:formula="of:=[.C36]-[.E36]" office:value-type="float" office:value="3.19279999999998" calcext:value-type="float">
            <text:p>3.1928</text:p>
          </table:table-cell>
          <table:table-cell table:number-columns-repeated="7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.902" calcext:value-type="float">
            <text:p>1.902</text:p>
          </table:table-cell>
          <table:table-cell table:formula="of:=[.B37]/5*1023" office:value-type="float" office:value="389.1492" calcext:value-type="float">
            <text:p>389.1492</text:p>
          </table:table-cell>
          <table:table-cell table:formula="of:=[.E37]/1023*5" office:value-type="float" office:value="1.88660801564027" calcext:value-type="float">
            <text:p>1.8866080156</text:p>
          </table:table-cell>
          <table:table-cell office:value-type="float" office:value="386" calcext:value-type="float">
            <text:p>386</text:p>
          </table:table-cell>
          <table:table-cell table:formula="of:=[.B37]-[.D37]" office:value-type="float" office:value="0.0153919843597263" calcext:value-type="float">
            <text:p>0.0153919844</text:p>
          </table:table-cell>
          <table:table-cell table:formula="of:=[.C37]-[.E37]" office:value-type="float" office:value="3.14920000000001" calcext:value-type="float">
            <text:p>3.1492</text:p>
          </table:table-cell>
          <table:table-cell table:number-columns-repeated="7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955" calcext:value-type="float">
            <text:p>1.955</text:p>
          </table:table-cell>
          <table:table-cell table:formula="of:=[.B38]/5*1023" office:value-type="float" office:value="399.993" calcext:value-type="float">
            <text:p>399.993</text:p>
          </table:table-cell>
          <table:table-cell table:formula="of:=[.E38]/1023*5" office:value-type="float" office:value="1.93548387096774" calcext:value-type="float">
            <text:p>1.935483871</text:p>
          </table:table-cell>
          <table:table-cell office:value-type="float" office:value="396" calcext:value-type="float">
            <text:p>396</text:p>
          </table:table-cell>
          <table:table-cell table:formula="of:=[.B38]-[.D38]" office:value-type="float" office:value="0.0195161290322581" calcext:value-type="float">
            <text:p>0.019516129</text:p>
          </table:table-cell>
          <table:table-cell table:formula="of:=[.C38]-[.E38]" office:value-type="float" office:value="3.99299999999999" calcext:value-type="float">
            <text:p>3.99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.991</text:p>
          </table:table-cell>
          <table:table-cell table:formula="of:=[.B39]/5*1023" office:value-type="float" office:value="407.3586" calcext:value-type="float">
            <text:p>407.3586</text:p>
          </table:table-cell>
          <table:table-cell table:formula="of:=[.E39]/1023*5" office:value-type="float" office:value="1.97458455522972" calcext:value-type="float">
            <text:p>1.9745845552</text:p>
          </table:table-cell>
          <table:table-cell office:value-type="float" office:value="404" calcext:value-type="float">
            <text:p>404</text:p>
          </table:table-cell>
          <table:table-cell table:formula="of:=[.B39]-[.D39]" office:value-type="float" office:value="0.0164154447702836" calcext:value-type="float">
            <text:p>0.0164154448</text:p>
          </table:table-cell>
          <table:table-cell table:formula="of:=[.C39]-[.E39]" office:value-type="float" office:value="3.35860000000002" calcext:value-type="float">
            <text:p>3.358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27" calcext:value-type="float">
            <text:p>2.027</text:p>
          </table:table-cell>
          <table:table-cell table:formula="of:=[.B40]/5*1023" office:value-type="float" office:value="414.7242" calcext:value-type="float">
            <text:p>414.7242</text:p>
          </table:table-cell>
          <table:table-cell table:formula="of:=[.E40]/1023*5" office:value-type="float" office:value="2.00879765395894" calcext:value-type="float">
            <text:p>2.008797654</text:p>
          </table:table-cell>
          <table:table-cell office:value-type="float" office:value="411" calcext:value-type="float">
            <text:p>411</text:p>
          </table:table-cell>
          <table:table-cell table:formula="of:=[.B40]-[.D40]" office:value-type="float" office:value="0.0182023460410559" calcext:value-type="float">
            <text:p>0.018202346</text:p>
          </table:table-cell>
          <table:table-cell table:formula="of:=[.C40]-[.E40]" office:value-type="float" office:value="3.72420000000005" calcext:value-type="float">
            <text:p>3.724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82" calcext:value-type="float">
            <text:p>2.082</text:p>
          </table:table-cell>
          <table:table-cell table:formula="of:=[.B41]/5*1023" office:value-type="float" office:value="425.9772" calcext:value-type="float">
            <text:p>425.9772</text:p>
          </table:table-cell>
          <table:table-cell table:formula="of:=[.E41]/1023*5" office:value-type="float" office:value="2.06256109481916" calcext:value-type="float">
            <text:p>2.0625610948</text:p>
          </table:table-cell>
          <table:table-cell office:value-type="float" office:value="422" calcext:value-type="float">
            <text:p>422</text:p>
          </table:table-cell>
          <table:table-cell table:formula="of:=[.B41]-[.D41]" office:value-type="float" office:value="0.0194389051808406" calcext:value-type="float">
            <text:p>0.0194389052</text:p>
          </table:table-cell>
          <table:table-cell table:formula="of:=[.C41]-[.E41]" office:value-type="float" office:value="3.97719999999998" calcext:value-type="float">
            <text:p>3.977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118" calcext:value-type="float">
            <text:p>2.118</text:p>
          </table:table-cell>
          <table:table-cell table:formula="of:=[.B42]/5*1023" office:value-type="float" office:value="433.3428" calcext:value-type="float">
            <text:p>433.3428</text:p>
          </table:table-cell>
          <table:table-cell table:formula="of:=[.E42]/1023*5" office:value-type="float" office:value="2.10166177908113" calcext:value-type="float">
            <text:p>2.1016617791</text:p>
          </table:table-cell>
          <table:table-cell office:value-type="float" office:value="430" calcext:value-type="float">
            <text:p>430</text:p>
          </table:table-cell>
          <table:table-cell table:formula="of:=[.B42]-[.D42]" office:value-type="float" office:value="0.0163382209188661" calcext:value-type="float">
            <text:p>0.0163382209</text:p>
          </table:table-cell>
          <table:table-cell table:formula="of:=[.C42]-[.E42]" office:value-type="float" office:value="3.34279999999995" calcext:value-type="float">
            <text:p>3.3428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68" calcext:value-type="float">
            <text:p>2.168</text:p>
          </table:table-cell>
          <table:table-cell table:formula="of:=[.B43]/5*1023" office:value-type="float" office:value="443.5728" calcext:value-type="float">
            <text:p>443.5728</text:p>
          </table:table-cell>
          <table:table-cell table:formula="of:=[.E43]/1023*5" office:value-type="float" office:value="2.15542521994135" calcext:value-type="float">
            <text:p>2.1554252199</text:p>
          </table:table-cell>
          <table:table-cell office:value-type="float" office:value="441" calcext:value-type="float">
            <text:p>441</text:p>
          </table:table-cell>
          <table:table-cell table:formula="of:=[.B43]-[.D43]" office:value-type="float" office:value="0.0125747800586513" calcext:value-type="float">
            <text:p>0.0125747801</text:p>
          </table:table-cell>
          <table:table-cell table:formula="of:=[.C43]-[.E43]" office:value-type="float" office:value="2.57280000000003" calcext:value-type="float">
            <text:p>2.572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223" calcext:value-type="float">
            <text:p>2.223</text:p>
          </table:table-cell>
          <table:table-cell table:formula="of:=[.B44]/5*1023" office:value-type="float" office:value="454.8258" calcext:value-type="float">
            <text:p>454.8258</text:p>
          </table:table-cell>
          <table:table-cell table:formula="of:=[.E44]/1023*5" office:value-type="float" office:value="2.20918866080156" calcext:value-type="float">
            <text:p>2.2091886608</text:p>
          </table:table-cell>
          <table:table-cell office:value-type="float" office:value="452" calcext:value-type="float">
            <text:p>452</text:p>
          </table:table-cell>
          <table:table-cell table:formula="of:=[.B44]-[.D44]" office:value-type="float" office:value="0.013811339198436" calcext:value-type="float">
            <text:p>0.0138113392</text:p>
          </table:table-cell>
          <table:table-cell table:formula="of:=[.C44]-[.E44]" office:value-type="float" office:value="2.82580000000002" calcext:value-type="float">
            <text:p>2.825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278" calcext:value-type="float">
            <text:p>2.278</text:p>
          </table:table-cell>
          <table:table-cell table:formula="of:=[.B45]/5*1023" office:value-type="float" office:value="466.0788" calcext:value-type="float">
            <text:p>466.0788</text:p>
          </table:table-cell>
          <table:table-cell table:formula="of:=[.E45]/1023*5" office:value-type="float" office:value="2.26295210166178" calcext:value-type="float">
            <text:p>2.2629521017</text:p>
          </table:table-cell>
          <table:table-cell office:value-type="float" office:value="463" calcext:value-type="float">
            <text:p>463</text:p>
          </table:table-cell>
          <table:table-cell table:formula="of:=[.B45]-[.D45]" office:value-type="float" office:value="0.0150478983382212" calcext:value-type="float">
            <text:p>0.0150478983</text:p>
          </table:table-cell>
          <table:table-cell table:formula="of:=[.C45]-[.E45]" office:value-type="float" office:value="3.0788" calcext:value-type="float">
            <text:p>3.078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332" calcext:value-type="float">
            <text:p>2.332</text:p>
          </table:table-cell>
          <table:table-cell table:formula="of:=[.B46]/5*1023" office:value-type="float" office:value="477.1272" calcext:value-type="float">
            <text:p>477.1272</text:p>
          </table:table-cell>
          <table:table-cell table:formula="of:=[.E46]/1023*5" office:value-type="float" office:value="2.31671554252199" calcext:value-type="float">
            <text:p>2.3167155425</text:p>
          </table:table-cell>
          <table:table-cell office:value-type="float" office:value="474" calcext:value-type="float">
            <text:p>474</text:p>
          </table:table-cell>
          <table:table-cell table:formula="of:=[.B46]-[.D46]" office:value-type="float" office:value="0.015284457478006" calcext:value-type="float">
            <text:p>0.0152844575</text:p>
          </table:table-cell>
          <table:table-cell table:formula="of:=[.C46]-[.E46]" office:value-type="float" office:value="3.12719999999996" calcext:value-type="float">
            <text:p>3.127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383" calcext:value-type="float">
            <text:p>2.383</text:p>
          </table:table-cell>
          <table:table-cell table:formula="of:=[.B47]/5*1023" office:value-type="float" office:value="487.5618" calcext:value-type="float">
            <text:p>487.5618</text:p>
          </table:table-cell>
          <table:table-cell table:formula="of:=[.E47]/1023*5" office:value-type="float" office:value="2.36559139784946" calcext:value-type="float">
            <text:p>2.3655913978</text:p>
          </table:table-cell>
          <table:table-cell office:value-type="float" office:value="484" calcext:value-type="float">
            <text:p>484</text:p>
          </table:table-cell>
          <table:table-cell table:formula="of:=[.B47]-[.D47]" office:value-type="float" office:value="0.0174086021505375" calcext:value-type="float">
            <text:p>0.0174086022</text:p>
          </table:table-cell>
          <table:table-cell table:formula="of:=[.C47]-[.E47]" office:value-type="float" office:value="3.56180000000001" calcext:value-type="float">
            <text:p>3.561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436" calcext:value-type="float">
            <text:p>2.436</text:p>
          </table:table-cell>
          <table:table-cell table:formula="of:=[.B48]/5*1023" office:value-type="float" office:value="498.4056" calcext:value-type="float">
            <text:p>498.4056</text:p>
          </table:table-cell>
          <table:table-cell table:formula="of:=[.E48]/1023*5" office:value-type="float" office:value="2.41935483870968" calcext:value-type="float">
            <text:p>2.4193548387</text:p>
          </table:table-cell>
          <table:table-cell office:value-type="float" office:value="495" calcext:value-type="float">
            <text:p>495</text:p>
          </table:table-cell>
          <table:table-cell table:formula="of:=[.B48]-[.D48]" office:value-type="float" office:value="0.0166451612903225" calcext:value-type="float">
            <text:p>0.0166451613</text:p>
          </table:table-cell>
          <table:table-cell table:formula="of:=[.C48]-[.E48]" office:value-type="float" office:value="3.40559999999999" calcext:value-type="float">
            <text:p>3.405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91" calcext:value-type="float">
            <text:p>2.491</text:p>
          </table:table-cell>
          <table:table-cell table:formula="of:=[.B49]/5*1023" office:value-type="float" office:value="509.6586" calcext:value-type="float">
            <text:p>509.6586</text:p>
          </table:table-cell>
          <table:table-cell table:formula="of:=[.E49]/1023*5" office:value-type="float" office:value="2.47311827956989" calcext:value-type="float">
            <text:p>2.4731182796</text:p>
          </table:table-cell>
          <table:table-cell office:value-type="float" office:value="506" calcext:value-type="float">
            <text:p>506</text:p>
          </table:table-cell>
          <table:table-cell table:formula="of:=[.B49]-[.D49]" office:value-type="float" office:value="0.0178817204301076" calcext:value-type="float">
            <text:p>0.0178817204</text:p>
          </table:table-cell>
          <table:table-cell table:formula="of:=[.C49]-[.E49]" office:value-type="float" office:value="3.65860000000004" calcext:value-type="float">
            <text:p>3.6586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546" calcext:value-type="float">
            <text:p>2.546</text:p>
          </table:table-cell>
          <table:table-cell table:formula="of:=[.B50]/5*1023" office:value-type="float" office:value="520.9116" calcext:value-type="float">
            <text:p>520.9116</text:p>
          </table:table-cell>
          <table:table-cell table:formula="of:=[.E50]/1023*5" office:value-type="float" office:value="2.52688172043011" calcext:value-type="float">
            <text:p>2.5268817204</text:p>
          </table:table-cell>
          <table:table-cell office:value-type="float" office:value="517" calcext:value-type="float">
            <text:p>517</text:p>
          </table:table-cell>
          <table:table-cell table:formula="of:=[.B50]-[.D50]" office:value-type="float" office:value="0.0191182795698928" calcext:value-type="float">
            <text:p>0.0191182796</text:p>
          </table:table-cell>
          <table:table-cell table:formula="of:=[.C50]-[.E50]" office:value-type="float" office:value="3.91160000000013" calcext:value-type="float">
            <text:p>3.9116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582" calcext:value-type="float">
            <text:p>2.582</text:p>
          </table:table-cell>
          <table:table-cell table:formula="of:=[.B51]/5*1023" office:value-type="float" office:value="528.2772" calcext:value-type="float">
            <text:p>528.2772</text:p>
          </table:table-cell>
          <table:table-cell table:formula="of:=[.E51]/1023*5" office:value-type="float" office:value="2.56598240469208" calcext:value-type="float">
            <text:p>2.5659824047</text:p>
          </table:table-cell>
          <table:table-cell office:value-type="float" office:value="525" calcext:value-type="float">
            <text:p>525</text:p>
          </table:table-cell>
          <table:table-cell table:formula="of:=[.B51]-[.D51]" office:value-type="float" office:value="0.0160175953079178" calcext:value-type="float">
            <text:p>0.0160175953</text:p>
          </table:table-cell>
          <table:table-cell table:formula="of:=[.C51]-[.E51]" office:value-type="float" office:value="3.27719999999999" calcext:value-type="float">
            <text:p>3.277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638" calcext:value-type="float">
            <text:p>2.638</text:p>
          </table:table-cell>
          <table:table-cell table:formula="of:=[.B52]/5*1023" office:value-type="float" office:value="539.7348" calcext:value-type="float">
            <text:p>539.7348</text:p>
          </table:table-cell>
          <table:table-cell table:formula="of:=[.E52]/1023*5" office:value-type="float" office:value="2.6197458455523" calcext:value-type="float">
            <text:p>2.6197458456</text:p>
          </table:table-cell>
          <table:table-cell office:value-type="float" office:value="536" calcext:value-type="float">
            <text:p>536</text:p>
          </table:table-cell>
          <table:table-cell table:formula="of:=[.B52]-[.D52]" office:value-type="float" office:value="0.0182541544477028" calcext:value-type="float">
            <text:p>0.0182541544</text:p>
          </table:table-cell>
          <table:table-cell table:formula="of:=[.C52]-[.E52]" office:value-type="float" office:value="3.73479999999995" calcext:value-type="float">
            <text:p>3.734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688" calcext:value-type="float">
            <text:p>2.688</text:p>
          </table:table-cell>
          <table:table-cell table:formula="of:=[.B53]/5*1023" office:value-type="float" office:value="549.9648" calcext:value-type="float">
            <text:p>549.9648</text:p>
          </table:table-cell>
          <table:table-cell table:formula="of:=[.E53]/1023*5" office:value-type="float" office:value="2.66862170087977" calcext:value-type="float">
            <text:p>2.6686217009</text:p>
          </table:table-cell>
          <table:table-cell office:value-type="float" office:value="546" calcext:value-type="float">
            <text:p>546</text:p>
          </table:table-cell>
          <table:table-cell table:formula="of:=[.B53]-[.D53]" office:value-type="float" office:value="0.0193782991202349" calcext:value-type="float">
            <text:p>0.0193782991</text:p>
          </table:table-cell>
          <table:table-cell table:formula="of:=[.C53]-[.E53]" office:value-type="float" office:value="3.96480000000008" calcext:value-type="float">
            <text:p>3.9648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741" calcext:value-type="float">
            <text:p>2.741</text:p>
          </table:table-cell>
          <table:table-cell table:formula="of:=[.B54]/5*1023" office:value-type="float" office:value="560.8086" calcext:value-type="float">
            <text:p>560.8086</text:p>
          </table:table-cell>
          <table:table-cell table:formula="of:=[.E54]/1023*5" office:value-type="float" office:value="2.72238514173998" calcext:value-type="float">
            <text:p>2.7223851417</text:p>
          </table:table-cell>
          <table:table-cell office:value-type="float" office:value="557" calcext:value-type="float">
            <text:p>557</text:p>
          </table:table-cell>
          <table:table-cell table:formula="of:=[.B54]-[.D54]" office:value-type="float" office:value="0.0186148582600199" calcext:value-type="float">
            <text:p>0.0186148583</text:p>
          </table:table-cell>
          <table:table-cell table:formula="of:=[.C54]-[.E54]" office:value-type="float" office:value="3.80860000000007" calcext:value-type="float">
            <text:p>3.8086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796" calcext:value-type="float">
            <text:p>2.796</text:p>
          </table:table-cell>
          <table:table-cell table:formula="of:=[.B55]/5*1023" office:value-type="float" office:value="572.0616" calcext:value-type="float">
            <text:p>572.0616</text:p>
          </table:table-cell>
          <table:table-cell table:formula="of:=[.E55]/1023*5" office:value-type="float" office:value="2.78103616813294" calcext:value-type="float">
            <text:p>2.7810361681</text:p>
          </table:table-cell>
          <table:table-cell office:value-type="float" office:value="569" calcext:value-type="float">
            <text:p>569</text:p>
          </table:table-cell>
          <table:table-cell table:formula="of:=[.B55]-[.D55]" office:value-type="float" office:value="0.0149638318670582" calcext:value-type="float">
            <text:p>0.0149638319</text:p>
          </table:table-cell>
          <table:table-cell table:formula="of:=[.C55]-[.E55]" office:value-type="float" office:value="3.0616" calcext:value-type="float">
            <text:p>3.061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851" calcext:value-type="float">
            <text:p>2.851</text:p>
          </table:table-cell>
          <table:table-cell table:formula="of:=[.B56]/5*1023" office:value-type="float" office:value="583.3146" calcext:value-type="float">
            <text:p>583.3146</text:p>
          </table:table-cell>
          <table:table-cell table:formula="of:=[.E56]/1023*5" office:value-type="float" office:value="2.83479960899316" calcext:value-type="float">
            <text:p>2.834799609</text:p>
          </table:table-cell>
          <table:table-cell office:value-type="float" office:value="580" calcext:value-type="float">
            <text:p>580</text:p>
          </table:table-cell>
          <table:table-cell table:formula="of:=[.B56]-[.D56]" office:value-type="float" office:value="0.0162003910068425" calcext:value-type="float">
            <text:p>0.016200391</text:p>
          </table:table-cell>
          <table:table-cell table:formula="of:=[.C56]-[.E56]" office:value-type="float" office:value="3.31460000000004" calcext:value-type="float">
            <text:p>3.3146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.901" calcext:value-type="float">
            <text:p>2.901</text:p>
          </table:table-cell>
          <table:table-cell table:formula="of:=[.B57]/5*1023" office:value-type="float" office:value="593.5446" calcext:value-type="float">
            <text:p>593.5446</text:p>
          </table:table-cell>
          <table:table-cell table:formula="of:=[.E57]/1023*5" office:value-type="float" office:value="2.88367546432063" calcext:value-type="float">
            <text:p>2.8836754643</text:p>
          </table:table-cell>
          <table:table-cell office:value-type="float" office:value="590" calcext:value-type="float">
            <text:p>590</text:p>
          </table:table-cell>
          <table:table-cell table:formula="of:=[.B57]-[.D57]" office:value-type="float" office:value="0.0173245356793741" calcext:value-type="float">
            <text:p>0.0173245357</text:p>
          </table:table-cell>
          <table:table-cell table:formula="of:=[.C57]-[.E57]" office:value-type="float" office:value="3.54459999999995" calcext:value-type="float">
            <text:p>3.544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956" calcext:value-type="float">
            <text:p>2.956</text:p>
          </table:table-cell>
          <table:table-cell table:formula="of:=[.B58]/5*1023" office:value-type="float" office:value="604.7976" calcext:value-type="float">
            <text:p>604.7976</text:p>
          </table:table-cell>
          <table:table-cell table:formula="of:=[.E58]/1023*5" office:value-type="float" office:value="2.93743890518084" calcext:value-type="float">
            <text:p>2.9374389052</text:p>
          </table:table-cell>
          <table:table-cell office:value-type="float" office:value="601" calcext:value-type="float">
            <text:p>601</text:p>
          </table:table-cell>
          <table:table-cell table:formula="of:=[.B58]-[.D58]" office:value-type="float" office:value="0.0185610948191592" calcext:value-type="float">
            <text:p>0.0185610948</text:p>
          </table:table-cell>
          <table:table-cell table:formula="of:=[.C58]-[.E58]" office:value-type="float" office:value="3.79759999999999" calcext:value-type="float">
            <text:p>3.7976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.992" calcext:value-type="float">
            <text:p>2.992</text:p>
          </table:table-cell>
          <table:table-cell table:formula="of:=[.B59]/5*1023" office:value-type="float" office:value="612.1632" calcext:value-type="float">
            <text:p>612.1632</text:p>
          </table:table-cell>
          <table:table-cell table:formula="of:=[.E59]/1023*5" office:value-type="float" office:value="2.97653958944282" calcext:value-type="float">
            <text:p>2.9765395894</text:p>
          </table:table-cell>
          <table:table-cell office:value-type="float" office:value="609" calcext:value-type="float">
            <text:p>609</text:p>
          </table:table-cell>
          <table:table-cell table:formula="of:=[.B59]-[.D59]" office:value-type="float" office:value="0.0154604105571847" calcext:value-type="float">
            <text:p>0.0154604106</text:p>
          </table:table-cell>
          <table:table-cell table:formula="of:=[.C59]-[.E59]" office:value-type="float" office:value="3.16320000000007" calcext:value-type="float">
            <text:p>3.163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47" calcext:value-type="float">
            <text:p>3.047</text:p>
          </table:table-cell>
          <table:table-cell table:formula="of:=[.B60]/5*1023" office:value-type="float" office:value="623.4162" calcext:value-type="float">
            <text:p>623.4162</text:p>
          </table:table-cell>
          <table:table-cell table:formula="of:=[.E60]/1023*5" office:value-type="float" office:value="3.03030303030303" calcext:value-type="float">
            <text:p>3.0303030303</text:p>
          </table:table-cell>
          <table:table-cell office:value-type="float" office:value="620" calcext:value-type="float">
            <text:p>620</text:p>
          </table:table-cell>
          <table:table-cell table:formula="of:=[.B60]-[.D60]" office:value-type="float" office:value="0.0166969696969699" calcext:value-type="float">
            <text:p>0.0166969697</text:p>
          </table:table-cell>
          <table:table-cell table:formula="of:=[.C60]-[.E60]" office:value-type="float" office:value="3.4162" calcext:value-type="float">
            <text:p>3.416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.101" calcext:value-type="float">
            <text:p>3.101</text:p>
          </table:table-cell>
          <table:table-cell table:formula="of:=[.B61]/5*1023" office:value-type="float" office:value="634.4646" calcext:value-type="float">
            <text:p>634.4646</text:p>
          </table:table-cell>
          <table:table-cell table:formula="of:=[.E61]/1023*5" office:value-type="float" office:value="3.08406647116325" calcext:value-type="float">
            <text:p>3.0840664712</text:p>
          </table:table-cell>
          <table:table-cell office:value-type="float" office:value="631" calcext:value-type="float">
            <text:p>631</text:p>
          </table:table-cell>
          <table:table-cell table:formula="of:=[.B61]-[.D61]" office:value-type="float" office:value="0.0169335288367547" calcext:value-type="float">
            <text:p>0.0169335288</text:p>
          </table:table-cell>
          <table:table-cell table:formula="of:=[.C61]-[.E61]" office:value-type="float" office:value="3.46460000000002" calcext:value-type="float">
            <text:p>3.4646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151" calcext:value-type="float">
            <text:p>3.151</text:p>
          </table:table-cell>
          <table:table-cell table:formula="of:=[.B62]/5*1023" office:value-type="float" office:value="644.6946" calcext:value-type="float">
            <text:p>644.6946</text:p>
          </table:table-cell>
          <table:table-cell table:formula="of:=[.E62]/1023*5" office:value-type="float" office:value="3.13294232649071" calcext:value-type="float">
            <text:p>3.1329423265</text:p>
          </table:table-cell>
          <table:table-cell office:value-type="float" office:value="641" calcext:value-type="float">
            <text:p>641</text:p>
          </table:table-cell>
          <table:table-cell table:formula="of:=[.B62]-[.D62]" office:value-type="float" office:value="0.0180576735092863" calcext:value-type="float">
            <text:p>0.0180576735</text:p>
          </table:table-cell>
          <table:table-cell table:formula="of:=[.C62]-[.E62]" office:value-type="float" office:value="3.69460000000004" calcext:value-type="float">
            <text:p>3.6946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207" calcext:value-type="float">
            <text:p>3.207</text:p>
          </table:table-cell>
          <table:table-cell table:formula="of:=[.B63]/5*1023" office:value-type="float" office:value="656.1522" calcext:value-type="float">
            <text:p>656.1522</text:p>
          </table:table-cell>
          <table:table-cell table:formula="of:=[.E63]/1023*5" office:value-type="float" office:value="3.18670576735093" calcext:value-type="float">
            <text:p>3.1867057674</text:p>
          </table:table-cell>
          <table:table-cell office:value-type="float" office:value="652" calcext:value-type="float">
            <text:p>652</text:p>
          </table:table-cell>
          <table:table-cell table:formula="of:=[.B63]-[.D63]" office:value-type="float" office:value="0.0202942326490714" calcext:value-type="float">
            <text:p>0.0202942326</text:p>
          </table:table-cell>
          <table:table-cell table:formula="of:=[.C63]-[.E63]" office:value-type="float" office:value="4.15219999999999" calcext:value-type="float">
            <text:p>4.152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261" calcext:value-type="float">
            <text:p>3.261</text:p>
          </table:table-cell>
          <table:table-cell table:formula="of:=[.B64]/5*1023" office:value-type="float" office:value="667.2006" calcext:value-type="float">
            <text:p>667.2006</text:p>
          </table:table-cell>
          <table:table-cell table:formula="of:=[.E64]/1023*5" office:value-type="float" office:value="3.24046920821114" calcext:value-type="float">
            <text:p>3.2404692082</text:p>
          </table:table-cell>
          <table:table-cell office:value-type="float" office:value="663" calcext:value-type="float">
            <text:p>663</text:p>
          </table:table-cell>
          <table:table-cell table:formula="of:=[.B64]-[.D64]" office:value-type="float" office:value="0.0205307917888566" calcext:value-type="float">
            <text:p>0.0205307918</text:p>
          </table:table-cell>
          <table:table-cell table:formula="of:=[.C64]-[.E64]" office:value-type="float" office:value="4.20060000000001" calcext:value-type="float">
            <text:p>4.200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316" calcext:value-type="float">
            <text:p>3.316</text:p>
          </table:table-cell>
          <table:table-cell table:formula="of:=[.B65]/5*1023" office:value-type="float" office:value="678.4536" calcext:value-type="float">
            <text:p>678.4536</text:p>
          </table:table-cell>
          <table:table-cell table:formula="of:=[.E65]/1023*5" office:value-type="float" office:value="3.29423264907136" calcext:value-type="float">
            <text:p>3.2942326491</text:p>
          </table:table-cell>
          <table:table-cell office:value-type="float" office:value="674" calcext:value-type="float">
            <text:p>674</text:p>
          </table:table-cell>
          <table:table-cell table:formula="of:=[.B65]-[.D65]" office:value-type="float" office:value="0.0217673509286413" calcext:value-type="float">
            <text:p>0.0217673509</text:p>
          </table:table-cell>
          <table:table-cell table:formula="of:=[.C65]-[.E65]" office:value-type="float" office:value="4.45360000000005" calcext:value-type="float">
            <text:p>4.4536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367" calcext:value-type="float">
            <text:p>3.367</text:p>
          </table:table-cell>
          <table:table-cell table:formula="of:=[.B66]/5*1023" office:value-type="float" office:value="688.8882" calcext:value-type="float">
            <text:p>688.8882</text:p>
          </table:table-cell>
          <table:table-cell table:formula="of:=[.E66]/1023*5" office:value-type="float" office:value="3.34799608993157" calcext:value-type="float">
            <text:p>3.3479960899</text:p>
          </table:table-cell>
          <table:table-cell office:value-type="float" office:value="685" calcext:value-type="float">
            <text:p>685</text:p>
          </table:table-cell>
          <table:table-cell table:formula="of:=[.B66]-[.D66]" office:value-type="float" office:value="0.0190039100684265" calcext:value-type="float">
            <text:p>0.0190039101</text:p>
          </table:table-cell>
          <table:table-cell table:formula="of:=[.C66]-[.E66]" office:value-type="float" office:value="3.88819999999998" calcext:value-type="float">
            <text:p>3.888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402" calcext:value-type="float">
            <text:p>3.402</text:p>
          </table:table-cell>
          <table:table-cell table:formula="of:=[.B67]/5*1023" office:value-type="float" office:value="696.0492" calcext:value-type="float">
            <text:p>696.0492</text:p>
          </table:table-cell>
          <table:table-cell table:formula="of:=[.E67]/1023*5" office:value-type="float" office:value="3.3822091886608" calcext:value-type="float">
            <text:p>3.3822091887</text:p>
          </table:table-cell>
          <table:table-cell office:value-type="float" office:value="692" calcext:value-type="float">
            <text:p>692</text:p>
          </table:table-cell>
          <table:table-cell table:formula="of:=[.B67]-[.D67]" office:value-type="float" office:value="0.0197908113391989" calcext:value-type="float">
            <text:p>0.0197908113</text:p>
          </table:table-cell>
          <table:table-cell table:formula="of:=[.C67]-[.E67]" office:value-type="float" office:value="4.04920000000004" calcext:value-type="float">
            <text:p>4.049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457" calcext:value-type="float">
            <text:p>3.457</text:p>
          </table:table-cell>
          <table:table-cell table:formula="of:=[.B68]/5*1023" office:value-type="float" office:value="707.3022" calcext:value-type="float">
            <text:p>707.3022</text:p>
          </table:table-cell>
          <table:table-cell table:formula="of:=[.E68]/1023*5" office:value-type="float" office:value="3.43597262952102" calcext:value-type="float">
            <text:p>3.4359726295</text:p>
          </table:table-cell>
          <table:table-cell office:value-type="float" office:value="703" calcext:value-type="float">
            <text:p>703</text:p>
          </table:table-cell>
          <table:table-cell table:formula="of:=[.B68]-[.D68]" office:value-type="float" office:value="0.0210273704789836" calcext:value-type="float">
            <text:p>0.0210273705</text:p>
          </table:table-cell>
          <table:table-cell table:formula="of:=[.C68]-[.E68]" office:value-type="float" office:value="4.30219999999997" calcext:value-type="float">
            <text:p>4.3022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508" calcext:value-type="float">
            <text:p>3.508</text:p>
          </table:table-cell>
          <table:table-cell table:formula="of:=[.B69]/5*1023" office:value-type="float" office:value="717.7368" calcext:value-type="float">
            <text:p>717.7368</text:p>
          </table:table-cell>
          <table:table-cell table:formula="of:=[.E69]/1023*5" office:value-type="float" office:value="3.48973607038123" calcext:value-type="float">
            <text:p>3.4897360704</text:p>
          </table:table-cell>
          <table:table-cell office:value-type="float" office:value="714" calcext:value-type="float">
            <text:p>714</text:p>
          </table:table-cell>
          <table:table-cell table:formula="of:=[.B69]-[.D69]" office:value-type="float" office:value="0.0182639296187679" calcext:value-type="float">
            <text:p>0.0182639296</text:p>
          </table:table-cell>
          <table:table-cell table:formula="of:=[.C69]-[.E69]" office:value-type="float" office:value="3.73680000000002" calcext:value-type="float">
            <text:p>3.7368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562" calcext:value-type="float">
            <text:p>3.562</text:p>
          </table:table-cell>
          <table:table-cell table:formula="of:=[.B70]/5*1023" office:value-type="float" office:value="728.7852" calcext:value-type="float">
            <text:p>728.7852</text:p>
          </table:table-cell>
          <table:table-cell table:formula="of:=[.E70]/1023*5" office:value-type="float" office:value="3.54349951124145" calcext:value-type="float">
            <text:p>3.5434995112</text:p>
          </table:table-cell>
          <table:table-cell office:value-type="float" office:value="725" calcext:value-type="float">
            <text:p>725</text:p>
          </table:table-cell>
          <table:table-cell table:formula="of:=[.B70]-[.D70]" office:value-type="float" office:value="0.0185004887585531" calcext:value-type="float">
            <text:p>0.0185004888</text:p>
          </table:table-cell>
          <table:table-cell table:formula="of:=[.C70]-[.E70]" office:value-type="float" office:value="3.78520000000003" calcext:value-type="float">
            <text:p>3.78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.616" calcext:value-type="float">
            <text:p>3.616</text:p>
          </table:table-cell>
          <table:table-cell table:formula="of:=[.B71]/5*1023" office:value-type="float" office:value="739.8336" calcext:value-type="float">
            <text:p>739.8336</text:p>
          </table:table-cell>
          <table:table-cell table:formula="of:=[.E71]/1023*5" office:value-type="float" office:value="3.59726295210166" calcext:value-type="float">
            <text:p>3.5972629521</text:p>
          </table:table-cell>
          <table:table-cell office:value-type="float" office:value="736" calcext:value-type="float">
            <text:p>736</text:p>
          </table:table-cell>
          <table:table-cell table:formula="of:=[.B71]-[.D71]" office:value-type="float" office:value="0.018737047898338" calcext:value-type="float">
            <text:p>0.0187370479</text:p>
          </table:table-cell>
          <table:table-cell table:formula="of:=[.C71]-[.E71]" office:value-type="float" office:value="3.83360000000005" calcext:value-type="float">
            <text:p>3.8336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672" calcext:value-type="float">
            <text:p>3.672</text:p>
          </table:table-cell>
          <table:table-cell table:formula="of:=[.B72]/5*1023" office:value-type="float" office:value="751.2912" calcext:value-type="float">
            <text:p>751.2912</text:p>
          </table:table-cell>
          <table:table-cell table:formula="of:=[.E72]/1023*5" office:value-type="float" office:value="3.65102639296188" calcext:value-type="float">
            <text:p>3.651026393</text:p>
          </table:table-cell>
          <table:table-cell office:value-type="float" office:value="747" calcext:value-type="float">
            <text:p>747</text:p>
          </table:table-cell>
          <table:table-cell table:formula="of:=[.B72]-[.D72]" office:value-type="float" office:value="0.020973607038123" calcext:value-type="float">
            <text:p>0.020973607</text:p>
          </table:table-cell>
          <table:table-cell table:formula="of:=[.C72]-[.E72]" office:value-type="float" office:value="4.2912" calcext:value-type="float">
            <text:p>4.2912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722" calcext:value-type="float">
            <text:p>3.722</text:p>
          </table:table-cell>
          <table:table-cell table:formula="of:=[.B73]/5*1023" office:value-type="float" office:value="761.5212" calcext:value-type="float">
            <text:p>761.5212</text:p>
          </table:table-cell>
          <table:table-cell table:formula="of:=[.E73]/1023*5" office:value-type="float" office:value="3.69990224828935" calcext:value-type="float">
            <text:p>3.6999022483</text:p>
          </table:table-cell>
          <table:table-cell office:value-type="float" office:value="757" calcext:value-type="float">
            <text:p>757</text:p>
          </table:table-cell>
          <table:table-cell table:formula="of:=[.B73]-[.D73]" office:value-type="float" office:value="0.0220977517106546" calcext:value-type="float">
            <text:p>0.0220977517</text:p>
          </table:table-cell>
          <table:table-cell table:formula="of:=[.C73]-[.E73]" office:value-type="float" office:value="4.52119999999991" calcext:value-type="float">
            <text:p>4.521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78" calcext:value-type="float">
            <text:p>3.78</text:p>
          </table:table-cell>
          <table:table-cell table:formula="of:=[.B74]/5*1023" office:value-type="float" office:value="773.388" calcext:value-type="float">
            <text:p>773.388</text:p>
          </table:table-cell>
          <table:table-cell table:formula="of:=[.E74]/1023*5" office:value-type="float" office:value="3.75855327468231" calcext:value-type="float">
            <text:p>3.7585532747</text:p>
          </table:table-cell>
          <table:table-cell office:value-type="float" office:value="769" calcext:value-type="float">
            <text:p>769</text:p>
          </table:table-cell>
          <table:table-cell table:formula="of:=[.B74]-[.D74]" office:value-type="float" office:value="0.0214467253176931" calcext:value-type="float">
            <text:p>0.0214467253</text:p>
          </table:table-cell>
          <table:table-cell table:formula="of:=[.C74]-[.E74]" office:value-type="float" office:value="4.38800000000003" calcext:value-type="float">
            <text:p>4.388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82" calcext:value-type="float">
            <text:p>3.82</text:p>
          </table:table-cell>
          <table:table-cell table:formula="of:=[.B75]/5*1023" office:value-type="float" office:value="781.572" calcext:value-type="float">
            <text:p>781.572</text:p>
          </table:table-cell>
          <table:table-cell table:formula="of:=[.E75]/1023*5" office:value-type="float" office:value="3.80254154447703" calcext:value-type="float">
            <text:p>3.8025415445</text:p>
          </table:table-cell>
          <table:table-cell office:value-type="float" office:value="778" calcext:value-type="float">
            <text:p>778</text:p>
          </table:table-cell>
          <table:table-cell table:formula="of:=[.B75]-[.D75]" office:value-type="float" office:value="0.0174584555229718" calcext:value-type="float">
            <text:p>0.0174584555</text:p>
          </table:table-cell>
          <table:table-cell table:formula="of:=[.C75]-[.E75]" office:value-type="float" office:value="3.572" calcext:value-type="float">
            <text:p>3.57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45:36.923000000</meta:creation-date>
    <dc:date>2014-08-19T14:16:42.483000000</dc:date>
    <meta:editing-duration>PT29M9S</meta:editing-duration>
    <meta:editing-cycles>5</meta:editing-cycles>
    <meta:generator>LibreOffice/4.1.6.2$Windows_x86 LibreOffice_project/40ff705089295be5be0aae9b15123f687c05b0a</meta:generator>
    <meta:document-statistic meta:table-count="1" meta:cell-count="5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1cm" svg:height="8.989cm" xlink:href=".." xlink:type="simple" chart:class="chart:scatter" chart:style-name="ch1">
        <chart:legend chart:legend-position="end" svg:x="11.779cm" svg:y="3.94cm" style:legend-expansion="high" chart:style-name="ch2"/>
        <chart:plot-area chart:style-name="ch3" table:cell-range-address="Sheet1.E3:Sheet1.E75 Sheet1.G3:Sheet1.G75" svg:x="0.769cm" svg:y="0.851cm" svg:width="10.372cm" svg:height="7.539cm">
          <chartooo:coordinate-region svg:x="1.507cm" svg:y="1.053cm" svg:width="9.346cm" svg:height="6.6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75" chart:class="chart:scatter">
            <chart:domain table:cell-range-address="Sheet1.E3:Sheet1.E75"/>
            <chart:regression-curve chart:style-name="ch7">
              <chart:equation chart:display-r-square="true" svg:x="1.638cm" svg:y="0.951cm"/>
            </chart:regression-curve>
            <chart:data-point chart:repeated="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Sheet1.E3:Sheet1.E75</svg:desc>
                </draw:g>
              </table:table-cell>
              <table:table-cell office:value-type="float" office:value="2.828">
                <text:p>2.828</text:p>
                <draw:g>
                  <svg:desc>Sheet1.G3:Sheet1.G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.3522">
                <text:p>2.3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2.196">
                <text:p>2.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.8836">
                <text:p>1.8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">
                <text:p>83</text:p>
              </table:table-cell>
              <table:table-cell office:value-type="float" office:value="3.3412">
                <text:p>3.3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2.185">
                <text:p>2.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6">
                <text:p>106</text:p>
              </table:table-cell>
              <table:table-cell office:value-type="float" office:value="2.84720000000002">
                <text:p>2.8472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">
                <text:p>116</text:p>
              </table:table-cell>
              <table:table-cell office:value-type="float" office:value="2.66799999999999">
                <text:p>2.667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">
                <text:p>123</text:p>
              </table:table-cell>
              <table:table-cell office:value-type="float" office:value="3.03360000000001">
                <text:p>3.0336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3.28660000000002">
                <text:p>3.286600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3.13039999999998">
                <text:p>3.13039999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">
                <text:p>156</text:p>
              </table:table-cell>
              <table:table-cell office:value-type="float" office:value="3.58799999999999">
                <text:p>3.587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">
                <text:p>167</text:p>
              </table:table-cell>
              <table:table-cell office:value-type="float" office:value="3.02260000000001">
                <text:p>3.0226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  <table:table-cell office:value-type="float" office:value="3.071">
                <text:p>3.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  <table:table-cell office:value-type="float" office:value="3.11940000000001">
                <text:p>3.1194000000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3.1678">
                <text:p>3.1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">
                <text:p>207</text:p>
              </table:table-cell>
              <table:table-cell office:value-type="float" office:value="3.9426">
                <text:p>3.9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">
                <text:p>218</text:p>
              </table:table-cell>
              <table:table-cell office:value-type="float" office:value="2.96800000000002">
                <text:p>2.9680000000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9">
                <text:p>229</text:p>
              </table:table-cell>
              <table:table-cell office:value-type="float" office:value="3.4256">
                <text:p>3.4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0">
                <text:p>240</text:p>
              </table:table-cell>
              <table:table-cell office:value-type="float" office:value="3.47399999999999">
                <text:p>3.473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  <table:table-cell office:value-type="float" office:value="3.5224">
                <text:p>3.5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1">
                <text:p>261</text:p>
              </table:table-cell>
              <table:table-cell office:value-type="float" office:value="3.95699999999999">
                <text:p>3.956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2">
                <text:p>272</text:p>
              </table:table-cell>
              <table:table-cell office:value-type="float" office:value="4.00540000000001">
                <text:p>4.0054000000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">
                <text:p>284</text:p>
              </table:table-cell>
              <table:table-cell office:value-type="float" office:value="3.05380000000002">
                <text:p>3.0538000000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1">
                <text:p>291</text:p>
              </table:table-cell>
              <table:table-cell office:value-type="float" office:value="3.62399999999997">
                <text:p>3.62399999999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">
                <text:p>301</text:p>
              </table:table-cell>
              <table:table-cell office:value-type="float" office:value="4.05860000000001">
                <text:p>4.0586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3">
                <text:p>313</text:p>
              </table:table-cell>
              <table:table-cell office:value-type="float" office:value="3.10699999999997">
                <text:p>3.10699999999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4">
                <text:p>324</text:p>
              </table:table-cell>
              <table:table-cell office:value-type="float" office:value="3.36000000000001">
                <text:p>3.3600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5">
                <text:p>335</text:p>
              </table:table-cell>
              <table:table-cell office:value-type="float" office:value="3.40839999999997">
                <text:p>3.40839999999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">
                <text:p>345</text:p>
              </table:table-cell>
              <table:table-cell office:value-type="float" office:value="3.63839999999999">
                <text:p>3.6383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7">
                <text:p>357</text:p>
              </table:table-cell>
              <table:table-cell office:value-type="float" office:value="2.89139999999998">
                <text:p>2.891399999999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">
                <text:p>367</text:p>
              </table:table-cell>
              <table:table-cell office:value-type="float" office:value="3.93980000000005">
                <text:p>3.939800000000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9">
                <text:p>379</text:p>
              </table:table-cell>
              <table:table-cell office:value-type="float" office:value="3.19279999999998">
                <text:p>3.192799999999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6">
                <text:p>386</text:p>
              </table:table-cell>
              <table:table-cell office:value-type="float" office:value="3.14920000000001">
                <text:p>3.14920000000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6">
                <text:p>396</text:p>
              </table:table-cell>
              <table:table-cell office:value-type="float" office:value="3.99299999999999">
                <text:p>3.99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3.35860000000002">
                <text:p>3.3586000000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1">
                <text:p>411</text:p>
              </table:table-cell>
              <table:table-cell office:value-type="float" office:value="3.72420000000005">
                <text:p>3.724200000000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2">
                <text:p>422</text:p>
              </table:table-cell>
              <table:table-cell office:value-type="float" office:value="3.97719999999998">
                <text:p>3.97719999999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0">
                <text:p>430</text:p>
              </table:table-cell>
              <table:table-cell office:value-type="float" office:value="3.34279999999995">
                <text:p>3.34279999999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1">
                <text:p>441</text:p>
              </table:table-cell>
              <table:table-cell office:value-type="float" office:value="2.57280000000003">
                <text:p>2.57280000000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2">
                <text:p>452</text:p>
              </table:table-cell>
              <table:table-cell office:value-type="float" office:value="2.82580000000002">
                <text:p>2.8258000000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3">
                <text:p>463</text:p>
              </table:table-cell>
              <table:table-cell office:value-type="float" office:value="3.0788">
                <text:p>3.07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4">
                <text:p>474</text:p>
              </table:table-cell>
              <table:table-cell office:value-type="float" office:value="3.12719999999996">
                <text:p>3.127199999999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">
                <text:p>484</text:p>
              </table:table-cell>
              <table:table-cell office:value-type="float" office:value="3.56180000000001">
                <text:p>3.5618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5">
                <text:p>495</text:p>
              </table:table-cell>
              <table:table-cell office:value-type="float" office:value="3.40559999999999">
                <text:p>3.4055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6">
                <text:p>506</text:p>
              </table:table-cell>
              <table:table-cell office:value-type="float" office:value="3.65860000000004">
                <text:p>3.658600000000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7">
                <text:p>517</text:p>
              </table:table-cell>
              <table:table-cell office:value-type="float" office:value="3.91160000000013">
                <text:p>3.91160000000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3.27719999999999">
                <text:p>3.2771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6">
                <text:p>536</text:p>
              </table:table-cell>
              <table:table-cell office:value-type="float" office:value="3.73479999999995">
                <text:p>3.73479999999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6">
                <text:p>546</text:p>
              </table:table-cell>
              <table:table-cell office:value-type="float" office:value="3.96480000000008">
                <text:p>3.9648000000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7">
                <text:p>557</text:p>
              </table:table-cell>
              <table:table-cell office:value-type="float" office:value="3.80860000000007">
                <text:p>3.8086000000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9">
                <text:p>569</text:p>
              </table:table-cell>
              <table:table-cell office:value-type="float" office:value="3.0616">
                <text:p>3.06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0">
                <text:p>580</text:p>
              </table:table-cell>
              <table:table-cell office:value-type="float" office:value="3.31460000000004">
                <text:p>3.314600000000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0">
                <text:p>590</text:p>
              </table:table-cell>
              <table:table-cell office:value-type="float" office:value="3.54459999999995">
                <text:p>3.54459999999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1">
                <text:p>601</text:p>
              </table:table-cell>
              <table:table-cell office:value-type="float" office:value="3.79759999999999">
                <text:p>3.797599999999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9">
                <text:p>609</text:p>
              </table:table-cell>
              <table:table-cell office:value-type="float" office:value="3.16320000000007">
                <text:p>3.16320000000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0">
                <text:p>620</text:p>
              </table:table-cell>
              <table:table-cell office:value-type="float" office:value="3.4162">
                <text:p>3.4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1">
                <text:p>631</text:p>
              </table:table-cell>
              <table:table-cell office:value-type="float" office:value="3.46460000000002">
                <text:p>3.46460000000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1">
                <text:p>641</text:p>
              </table:table-cell>
              <table:table-cell office:value-type="float" office:value="3.69460000000004">
                <text:p>3.69460000000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2">
                <text:p>652</text:p>
              </table:table-cell>
              <table:table-cell office:value-type="float" office:value="4.15219999999999">
                <text:p>4.1521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3">
                <text:p>663</text:p>
              </table:table-cell>
              <table:table-cell office:value-type="float" office:value="4.20060000000001">
                <text:p>4.2006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4">
                <text:p>674</text:p>
              </table:table-cell>
              <table:table-cell office:value-type="float" office:value="4.45360000000005">
                <text:p>4.45360000000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5">
                <text:p>685</text:p>
              </table:table-cell>
              <table:table-cell office:value-type="float" office:value="3.88819999999998">
                <text:p>3.8881999999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2">
                <text:p>692</text:p>
              </table:table-cell>
              <table:table-cell office:value-type="float" office:value="4.04920000000004">
                <text:p>4.04920000000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3">
                <text:p>703</text:p>
              </table:table-cell>
              <table:table-cell office:value-type="float" office:value="4.30219999999997">
                <text:p>4.30219999999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4">
                <text:p>714</text:p>
              </table:table-cell>
              <table:table-cell office:value-type="float" office:value="3.73680000000002">
                <text:p>3.73680000000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3.78520000000003">
                <text:p>3.78520000000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6">
                <text:p>736</text:p>
              </table:table-cell>
              <table:table-cell office:value-type="float" office:value="3.83360000000005">
                <text:p>3.83360000000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7">
                <text:p>747</text:p>
              </table:table-cell>
              <table:table-cell office:value-type="float" office:value="4.2912">
                <text:p>4.29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7">
                <text:p>757</text:p>
              </table:table-cell>
              <table:table-cell office:value-type="float" office:value="4.52119999999991">
                <text:p>4.52119999999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9">
                <text:p>769</text:p>
              </table:table-cell>
              <table:table-cell office:value-type="float" office:value="4.38800000000003">
                <text:p>4.388000000000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8">
                <text:p>778</text:p>
              </table:table-cell>
              <table:table-cell office:value-type="float" office:value="3.572">
                <text:p>3.5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